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4.00pt" fo:font-weight="normal" fo:font-family="Cambria" style:font-family-asian="Cambria" style:font-family-complex="Cambria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 text:display="non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 text:display="non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 text:display="non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 text:display="non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 text:display="non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 text:display="non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ambria" style:font-family-asian="Cambria" style:font-family-complex="Cambria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00" text:display="non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mbria" style:font-family-asian="Cambria" style:font-family-complex="Cambria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mbria" style:font-family-asian="Cambria" style:font-family-complex="Cambria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</office:automatic-styles>
  <office:body>
    <office:text>
      <text:p text:style-name="P1"><text:span text:style-name="T1">Team Charter</text:span></text:p>
      <text:p text:style-name="P2"><text:span text:style-name="T2">Team Members</text:span></text:p>
      <text:p text:style-name="P2"><text:span text:style-name="T3"/></text:p>
      <text:p text:style-name="P2"><text:span text:style-name="T4">Carl Hattenfels – Back-end Coding</text:span></text:p>
      <text:p text:style-name="P2"><text:span text:style-name="T4">Phone: 0434 897 493</text:span></text:p>
      <text:p text:style-name="P3"><text:span text:style-name="T4">Email:<text:s/></text:span><text:a xlink:href="mailto:carl.hattenfels@uq.net.au"><text:span text:style-name="T6">carl.hattenfels@uq.net.au</text:span></text:a><text:span text:style-name="T7"/></text:p>
      <text:p text:style-name="P3"><text:span text:style-name="T7"/></text:p>
      <text:p text:style-name="P4"><text:span text:style-name="T8">Scott Heiner – Project Management</text:span></text:p>
      <text:p text:style-name="P4"><text:span text:style-name="T8">Phone: 0407 829 802</text:span></text:p>
      <text:p text:style-name="P5"><text:span text:style-name="T8">Email:<text:s/></text:span><text:a xlink:href="mailto:scott.heiner@uqconnect.edu.au"><text:span text:style-name="T10">scott.heiner@uqconnect.edu.au</text:span></text:a><text:span text:style-name="T11"/></text:p>
      <text:p text:style-name="P5"><text:span text:style-name="T11"/></text:p>
      <text:p text:style-name="P6"><text:span text:style-name="T12">Robert Meyer – Coding</text:span></text:p>
      <text:p text:style-name="P6"><text:span text:style-name="T12">Phone: 0498 658 875</text:span></text:p>
      <text:p text:style-name="P7"><text:span text:style-name="T12">Email:<text:s/></text:span><text:a xlink:href="mailto:robert.meyer@uqconnect.edu.au"><text:span text:style-name="T14">robert.meyer@uqconnect.edu.au</text:span></text:a><text:span text:style-name="T15"/></text:p>
      <text:p text:style-name="P7"><text:span text:style-name="T15"/></text:p>
      <text:p text:style-name="P8"><text:span text:style-name="T16">Brendan Miller – Web Coding and Database</text:span></text:p>
      <text:p text:style-name="P8"><text:span text:style-name="T16">Phone: 0432 990 875</text:span></text:p>
      <text:p text:style-name="P9"><text:span text:style-name="T16">Email:<text:s/></text:span><text:a xlink:href="mailto:brendan.miller@uqconnect.edu.au"><text:span text:style-name="T18">brendan.miller@uqconnect.edu.au</text:span></text:a><text:span text:style-name="T19"/></text:p>
      <text:p text:style-name="P9"><text:span text:style-name="T19"/></text:p>
      <text:p text:style-name="P10"><text:span text:style-name="T20">David Uebergang – User Interface and Design</text:span></text:p>
      <text:p text:style-name="P10"><text:span text:style-name="T20">Phone: 0435 547 125</text:span></text:p>
      <text:p text:style-name="P11"><text:span text:style-name="T20">Email:<text:s/></text:span><text:a xlink:href="mailto:david.uebergang@uqconnect.edu.au"><text:span text:style-name="T22">david.uebergang@uqconnect.edu.au</text:span></text:a><text:span text:style-name="T23"/></text:p>
      <text:p text:style-name="P11"><text:span text:style-name="T23"/></text:p>
      <text:p text:style-name="P12"><text:span text:style-name="T24">Shen Yong Lau –<text:s text:c="2"/>Testing and Documentation</text:span></text:p>
      <text:p text:style-name="P12"><text:span text:style-name="T24">Phone: 0424 156 053</text:span></text:p>
      <text:p text:style-name="P13"><text:span text:style-name="T24">Email:<text:s/></text:span><text:a xlink:href="mailto:shen.lau@uqconnect.edu.au"><text:span text:style-name="T26">shen.lau@uqconnect.edu.au</text:span></text:a><text:span text:style-name="T27"/></text:p>
      <text:p text:style-name="P14"><text:span text:style-name="T27"/></text:p>
      <text:p text:style-name="P14"><text:span text:style-name="T28">Project Client</text:span></text:p>
      <text:p text:style-name="P14"><text:span text:style-name="T29"/></text:p>
      <text:p text:style-name="P14"><text:span text:style-name="T30">Lorna Macdonald</text:span></text:p>
      <text:p text:style-name="P14"><text:span text:style-name="T30">Email:<text:s/></text:span><text:a xlink:href="mailto:lorna@itee.uq.edu.au"><text:span text:style-name="T32">lorna@itee.uq.edu.au</text:span></text:a><text:span text:style-name="T33"/></text:p>
      <text:p text:style-name="P14"><text:span text:style-name="T33"/></text:p>
      <text:p text:style-name="P14"><text:span text:style-name="T34">Project Description</text:span></text:p>
      <text:p text:style-name="P14"><text:span text:style-name="T35"/></text:p>
      <text:p text:style-name="P14"><text:span text:style-name="T36">This project is a HTML 5 webpage parser.</text:span></text:p>
      <text:p text:style-name="P14"><text:span text:style-name="T37"/></text:p>
      <text:p text:style-name="P14"><text:span text:style-name="T38">Scope Statement</text:span></text:p>
      <text:p text:style-name="P14"><text:span text:style-name="T39"/></text:p>
      <text:p text:style-name="P14"><text:span text:style-name="T40">&lt;what are we including in our scope – what's being considered? What isn't being considered?&gt;</text:span></text:p>
      <text:p text:style-name="P14"><text:span text:style-name="T41"/></text:p>
      <text:p text:style-name="P14"><text:span text:style-name="T42">Roles and Responsibilities</text:span></text:p>
      <text:p text:style-name="P14"><text:span text:style-name="T43"/></text:p>
      <text:p text:style-name="P14"><text:span text:style-name="T44">&lt;text&gt;</text:span></text:p>
      <text:p text:style-name="P14"><text:span text:style-name="T45"/></text:p>
      <text:p text:style-name="P14"><text:span text:style-name="T46">Additional Resources</text:span></text:p>
      <text:p text:style-name="P14"><text:span text:style-name="T47"/></text:p>
      <text:p text:style-name="P14"><text:span text:style-name="T48">&lt;text&gt;</text:span></text:p>
      <text:p text:style-name="P14"><text:span text:style-name="T49"/></text:p>
      <text:p text:style-name="P14"><text:span text:style-name="T50">Team Communication</text:span></text:p>
      <text:p text:style-name="P14"><text:span text:style-name="T51"/></text:p>
      <text:p text:style-name="P14"><text:span text:style-name="T51">Facebook!!! And/or the occasional text should the need arise</text:span></text:p>
      <text:p text:style-name="P14"><text:span text:style-name="T52">&lt;text&gt;</text:span></text:p>
      <text:p text:style-name="P14"><text:span text:style-name="T53"/></text:p>
      <text:p text:style-name="P14"><text:span text:style-name="T54">Key Dates</text:span></text:p>
      <text:p text:style-name="P14"><text:span text:style-name="T55"/></text:p>
      <text:p text:style-name="P14"><text:span text:style-name="T56">&lt;text&gt;</text:span></text:p>
      <text:p text:style-name="P14"><text:span text:style-name="T57"/></text:p>
      <text:p text:style-name="P14"><text:span text:style-name="T58">Signatories</text:span></text:p>
      <text:p text:style-name="P14"><text:span text:style-name="T59"/></text:p>
      <text:p text:style-name="P14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